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6-01-10" calcext:value-type="date">
            <text:p>10.01.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6-01-10" calcext:value-type="date">
            <text:p>10.01.2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6-01-10" calcext:value-type="date">
            <text:p>10.01.2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Amount 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PU</text:p>
          </table:table-cell>
          <table:table-cell office:value-type="string" calcext:value-type="string">
            <text:p>Rep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line PU</text:p>
          </table:table-cell>
          <table:table-cell office:value-type="string" calcext:value-type="string">
            <text:p>Rep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Weigh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2:14:52.377000000</meta:creation-date>
    <dc:date>2026-01-11T13:04:11.649000000</dc:date>
    <meta:editing-duration>PT49M20S</meta:editing-duration>
    <meta:editing-cycles>1</meta:editing-cycles>
    <meta:generator>LibreOffice/7.6.4.1$Windows_X86_64 LibreOffice_project/e19e193f88cd6c0525a17fb7a176ed8e6a3e2aa1</meta:generator>
    <meta:document-statistic meta:table-count="1" meta:cell-count="28" meta:object-count="0"/>
  </office:meta>
</office:document-meta>
</file>